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ext-properties fo:color="#C65911"/>
    </style:style>
    <style:style style:name="ce6" style:family="table-cell" style:parent-style-name="Default" style:data-style-name="N0">
      <style:table-cell-properties style:vertical-align="top"/>
      <style:text-properties fo:color="#C65911"/>
    </style:style>
    <style:style style:name="ce7" style:family="table-cell" style:parent-style-name="Default" style:data-style-name="N0">
      <style:table-cell-properties style:vertical-align="top" fo:wrap-option="wrap"/>
      <style:text-properties fo:color="#C65911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top"/>
    </style:style>
    <style:style style:name="ce9" style:family="table-cell" style:parent-style-name="Default" style:data-style-name="N0">
      <style:table-cell-properties style:vertical-align="top" fo:wrap-option="wrap"/>
    </style:style>
    <style:style style:name="ce10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top"/>
      <style:text-properties fo:color="#548235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/>
      <style:text-properties fo:color="#C65911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/>
      <style:text-properties fo:color="#548235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/>
      <style:text-properties fo:color="#595959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top"/>
      <style:text-properties fo:color="#595959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C65911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07785714285714cm" style:use-optimal-column-width="true"/>
    </style:style>
    <style:style style:name="co2" style:family="table-column">
      <style:table-column-properties fo:break-before="auto" style:column-width="18.7929761904762cm"/>
    </style:style>
    <style:style style:name="co3" style:family="table-column">
      <style:table-column-properties fo:break-before="auto" style:column-width="1.81428571428571cm"/>
    </style:style>
    <style:style style:name="ro1" style:family="table-row">
      <style:table-row-properties style:row-height="14.6pt" style:use-optimal-row-height="true" fo:break-before="auto"/>
    </style:style>
    <style:style style:name="ro2" style:family="table-row">
      <style:table-row-properties style:row-height="57.9pt" style:use-optimal-row-height="false" fo:break-before="auto"/>
    </style:style>
    <style:style style:name="ro3" style:family="table-row">
      <style:table-row-properties style:row-height="43.75pt" style:use-optimal-row-height="true" fo:break-before="auto"/>
    </style:style>
    <style:style style:name="ro4" style:family="table-row">
      <style:table-row-properties style:row-height="58.3pt" style:use-optimal-row-height="true" fo:break-before="auto"/>
    </style:style>
    <style:style style:name="ro5" style:family="table-row">
      <style:table-row-properties style:row-height="29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0"/>
        <table:table-column table:style-name="co2" table:default-cell-style-name="ce3"/>
        <table:table-column table:style-name="co3" table:number-columns-repeated="16382" table:default-cell-style-name="ce1"/>
        <table:table-row table:style-name="ro1">
          <table:table-cell office:value-type="string" table:style-name="ce14">
            <text:p>BagStack2.t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BinaryTree.t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DelegatedLock.t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FletchQueue.t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IncDec.t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Incr.t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iterative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List.t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List2.t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ParallelIncr.t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ProdCons.t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Queue.t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Queue2.t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Queue3.t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recursive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ReentrantLock.t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ReferenceCount2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SpinLockClient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1">
            <text:p>iterative/BagStack.t</text:p>
          </table:table-cell>
          <table:table-cell table:style-name="ce8"/>
          <table:table-cell table:number-columns-repeated="16382" table:style-name="ce2"/>
        </table:table-row>
        <table:table-row table:style-name="ro2">
          <table:table-cell office:value-type="string" table:style-name="ce12">
            <text:p>iterative/Barrier.t</text:p>
          </table:table-cell>
          <table:table-cell office:value-type="string" table:style-name="ce7">
            <text:p>Indexed guard algebra</text:p>
            <text:p>Counting guard algebra</text:p>
            <text:p>Sum guard algebra</text:p>
          </table:table-cell>
          <table:table-cell table:number-columns-repeated="16382" table:style-name="ce5"/>
        </table:table-row>
        <table:table-row table:style-name="ro3">
          <table:table-cell office:value-type="string" table:style-name="ce12">
            <text:p>iterative/BarrierClient.t</text:p>
          </table:table-cell>
          <table:table-cell office:value-type="string" table:style-name="ce7">
            <text:p>Indexed guard algebra</text:p>
            <text:p>Counting guard algebra</text:p>
            <text:p>Sum guard algebra</text:p>
          </table:table-cell>
          <table:table-cell table:number-columns-repeated="16382" table:style-name="ce5"/>
        </table:table-row>
        <table:table-row table:style-name="ro1">
          <table:table-cell office:value-type="string" table:style-name="ce14">
            <text:p>iterative/BlockingCounter.t</text:p>
          </table:table-cell>
          <table:table-cell table:style-name="ce3"/>
          <table:table-cell table:number-columns-repeated="16382"/>
        </table:table-row>
        <table:table-row table:style-name="ro3">
          <table:table-cell office:value-type="string" table:style-name="ce13">
            <text:p>iterative/BoundedCounter.t</text:p>
          </table:table-cell>
          <table:table-cell office:value-type="string" table:style-name="ce9">
            <text:p>- TODO: makeCounter()</text:p>
            <text:p>- TODO: Voila issues #28 and #29</text:p>
            <text:p>- Encoded variants</text:p>
          </table:table-cell>
          <table:table-cell table:number-columns-repeated="16382"/>
        </table:table-row>
        <table:table-row table:style-name="ro4">
          <table:table-cell office:value-type="string" table:style-name="ce13">
            <text:p>iterative/BoundedReadWriteLock.t</text:p>
          </table:table-cell>
          <table:table-cell office:value-type="string" table:style-name="ce9">
            <text:p>- TODO: makeLock()</text:p>
            <text:p>- Caper's original symmetry of readers w.r.t. concrete state transitions unfortunately doesn't transfer to our encoding because we don't support non-deterministic choice</text:p>
            <text:p>- Encoded variants (particularly interesting: BoundedReadWriteLock-variants03.vl)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iterative/CASCounter.t</text:p>
          </table:table-cell>
          <table:table-cell office:value-type="string" table:style-name="ce3">
            <text:p>TODO: makeCounter()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iterative/CLHLock.t</text:p>
          </table:table-cell>
          <table:table-cell table:style-name="ce3"/>
          <table:table-cell table:number-columns-repeated="16382"/>
        </table:table-row>
        <table:table-row table:style-name="ro5">
          <table:table-cell office:value-type="string" table:style-name="ce13">
            <text:p>iterative/CounterClient.t</text:p>
          </table:table-cell>
          <table:table-cell office:value-type="string" table:style-name="ce4">
            <text:p>TODO: Encoded counting guard algebra via lemmas</text:p>
            <text:p>TODO: Issue #52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iterative/Factorial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3">
            <text:p>iterative/ForkJoin.t</text:p>
          </table:table-cell>
          <table:table-cell office:value-type="string" table:style-name="ce3">
            <text:p>TODO: make_join()</text:p>
          </table:table-cell>
          <table:table-cell table:number-columns-repeated="16382"/>
        </table:table-row>
        <table:table-row table:style-name="ro5">
          <table:table-cell office:value-type="string" table:style-name="ce13">
            <text:p>iterative/ForkJoinClient.t</text:p>
          </table:table-cell>
          <table:table-cell office:value-type="string" table:style-name="ce4">
            <text:p>TODO: make_join()</text:p>
            <text:p>TODO: main() --- mostly manually encoded</text:p>
          </table:table-cell>
          <table:table-cell table:number-columns-repeated="16382"/>
        </table:table-row>
        <table:table-row table:style-name="ro5">
          <table:table-cell office:value-type="string" table:style-name="ce13">
            <text:p>iterative/IncDec.t</text:p>
          </table:table-cell>
          <table:table-cell office:value-type="string" table:style-name="ce4">
            <text:p>TODO:<text:s/><text:span text:style-name="T2">Product guard algebra</text:span><text:s/>(one action is not encoded)</text:p>
            <text:p>TODO: makeCounter()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iterative/Queue.t</text:p>
          </table:table-cell>
          <table:table-cell office:value-type="string" table:style-name="ce3">
            <text:p>TODO: Issue #34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iterative/ReadWriteLock.t</text:p>
          </table:table-cell>
          <table:table-cell office:value-type="string" table:style-name="ce6">
            <text:p>Counting guard algebra</text:p>
          </table:table-cell>
          <table:table-cell table:number-columns-repeated="16382" table:style-name="ce5"/>
        </table:table-row>
        <table:table-row table:style-name="ro5">
          <table:table-cell office:value-type="string" table:style-name="ce13">
            <text:p>iterative/ReferenceCount.t</text:p>
          </table:table-cell>
          <table:table-cell office:value-type="string" table:style-name="ce4">
            <text:p>TODO: Encoded<text:s/><text:span text:style-name="T2">counting guard algebra</text:span><text:s/>via lemmas</text:p>
            <text:p>TODO: Issue #52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iterative/SpinLock.t</text:p>
          </table:table-cell>
          <table:table-cell office:value-type="string" table:style-name="ce3">
            <text:p>TODO: makeLock()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iterative/TicketLock.t</text:p>
          </table:table-cell>
          <table:table-cell office:value-type="string" table:style-name="ce6">
            <text:p>Indexed guard algebra</text:p>
          </table:table-cell>
          <table:table-cell table:number-columns-repeated="16382" table:style-name="ce5"/>
        </table:table-row>
        <table:table-row table:style-name="ro1">
          <table:table-cell office:value-type="string" table:style-name="ce12">
            <text:p>iterative/TicketLockClient.t</text:p>
          </table:table-cell>
          <table:table-cell office:value-type="string" table:style-name="ce6">
            <text:p>Indexed guard algebra</text:p>
          </table:table-cell>
          <table:table-cell table:number-columns-repeated="16382" table:style-name="ce5"/>
        </table:table-row>
        <table:table-row table:style-name="ro1">
          <table:table-cell office:value-type="string" table:style-name="ce15">
            <text:p>recursive/BagStack.t</text:p>
          </table:table-cell>
          <table:table-cell table:style-name="ce8"/>
          <table:table-cell table:number-columns-repeated="16382" table:style-name="ce2"/>
        </table:table-row>
        <table:table-row table:style-name="ro1">
          <table:table-cell office:value-type="string" table:style-name="ce14">
            <text:p>recursive/Barrier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BarrierClient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BlockingCounter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BoundedCounter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BoundedReadWriteLock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CASCounter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CASCounterClient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CLHLock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CounterClient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Factorial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ForkJoin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ForkJoinClient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IncDec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Queue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QueuePair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ReadWriteLock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ReferenceCount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SpinLock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SpinLockTry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TicketLock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recursive/TicketLockClient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5">
            <text:p>demo/buffer1.t</text:p>
          </table:table-cell>
          <table:table-cell table:style-name="ce8"/>
          <table:table-cell table:number-columns-repeated="16382" table:style-name="ce2"/>
        </table:table-row>
        <table:table-row table:style-name="ro1">
          <table:table-cell office:value-type="string" table:style-name="ce14">
            <text:p>demo/buffer1a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demo/buffer1b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4">
            <text:p>demo/buffer1c.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3">
            <text:p>demo/buffer1d.t</text:p>
          </table:table-cell>
          <table:table-cell office:value-type="string" table:style-name="ce3">
            <text:p>Also in a TaDA version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demo/buffer2.t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demo/buffer2a.t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demo/buffer2b.t</text:p>
          </table:table-cell>
          <table:table-cell table:number-columns-repeated="16383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alte</meta:initial-creator>
    <dc:creator>Malte</dc:creator>
    <meta:creation-date>2018-03-16T21:11:00Z</meta:creation-date>
    <dc:date>2018-03-16T21:28:41Z</dc:date>
  </office:meta>
</office:document-meta>
</file>